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aa9d" officeooo:paragraph-rsid="0004aa9d"/>
    </style:style>
    <style:style style:name="P2" style:family="paragraph" style:parent-style-name="Standard">
      <style:paragraph-properties fo:text-align="start" style:justify-single-word="false"/>
      <style:text-properties officeooo:rsid="0004aa9d" officeooo:paragraph-rsid="0004aa9d"/>
    </style:style>
    <style:style style:name="P3" style:family="paragraph" style:parent-style-name="Standard">
      <style:paragraph-properties fo:text-align="start" style:justify-single-word="false"/>
      <style:text-properties officeooo:rsid="000563bc" officeooo:paragraph-rsid="000563bc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4aa9d" officeooo:paragraph-rsid="0004aa9d"/>
    </style:style>
    <style:style style:name="P5" style:family="paragraph" style:parent-style-name="Standard">
      <style:paragraph-properties fo:text-align="start" style:justify-single-word="false"/>
      <style:text-properties officeooo:rsid="0006af27" officeooo:paragraph-rsid="0006af27"/>
    </style:style>
    <style:style style:name="T1" style:family="text">
      <style:text-properties officeooo:rsid="0006af27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DERSTANDING PX4 <text:span text:style-name="T1">STACK </text:span>AND PIXHAWK</text:p>
      <text:p text:style-name="P1"/>
      <text:p text:style-name="P5">Connect to Pixhawk console through USB:</text:p>
      <text:p text:style-name="P5"><text:tab/>&gt;&gt;<text:span text:style-name="T2">screen /dev/ttyACM0 57600</text:span></text:p>
      <text:p text:style-name="P5"/>
      <text:p text:style-name="P5"/>
      <text:p text:style-name="P2">Pixhawk has 3 memories:</text:p>
      <text:list xml:id="list611691542270486982" text:style-name="L1">
        <text:list-item>
          <text:p text:style-name="P4">Flash: Containg NuttX OS and other programs. Processor executes code from here.</text:p>
        </text:list-item>
        <text:list-item>
          <text:p text:style-name="P4">SD Card: Contains </text:p>
        </text:list-item>
      </text:list>
      <text:p text:style-name="P2"/>
      <text:p text:style-name="P2">From <text:a xlink:type="simple" xlink:href="https://pixhawk.org/dev/quickstart" text:style-name="Internet_20_link" text:visited-style-name="Visited_20_Internet_20_Link">https://pixhawk.org/dev/quickstart</text:a> install compilers, build and load firmware and run Mavlink.</text:p>
      <text:p text:style-name="P2"/>
      <text:p text:style-name="P3">Interprocess communication guide: <text:a xlink:type="simple" xlink:href="https://pixhawk.org/dev/shared_object_communication" text:style-name="Internet_20_link" text:visited-style-name="Visited_20_Internet_20_Link">https://pixhawk.org/dev/shared_object_communication</text:a>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Molanes</meta:initial-creator>
    <meta:creation-date>2015-11-04T19:58:04.874149075</meta:creation-date>
    <dc:date>2015-11-05T01:20:59.670337512</dc:date>
    <dc:creator>Roberto Molanes</dc:creator>
    <meta:editing-duration>PT2H17M5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8" meta:word-count="50" meta:character-count="409" meta:non-whitespace-character-count="366"/>
  </office:meta>
</office:document-meta>
</file>